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withoutfill">
      <style:graphic-properties svg:stroke-width="0.2cm" svg:stroke-color="#ff3333" draw:marker-start-width="0.35cm" draw:marker-end="Arrow" draw:marker-end-width="0.45cm" draw:fill="none" draw:fill-color="#ffffff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4cm" svg:x2="16cm" svg:y2="4cm">
          <text:p/>
        </draw:line>
        <draw:line draw:style-name="gr1" draw:text-style-name="P1" draw:layer="layout" svg:x1="6cm" svg:y1="4cm" svg:x2="6cm" svg:y2="11cm">
          <text:p/>
        </draw:line>
        <draw:line draw:style-name="gr1" draw:text-style-name="P1" draw:layer="layout" svg:x1="16cm" svg:y1="4cm" svg:x2="16cm" svg:y2="8cm">
          <text:p/>
        </draw:line>
        <draw:line draw:style-name="gr1" draw:text-style-name="P1" draw:layer="layout" svg:x1="16cm" svg:y1="8cm" svg:x2="13cm" svg:y2="8cm">
          <text:p/>
        </draw:line>
        <draw:line draw:style-name="gr1" draw:text-style-name="P1" draw:layer="layout" svg:x1="13cm" svg:y1="8cm" svg:x2="13cm" svg:y2="11cm">
          <text:p/>
        </draw:line>
        <draw:line draw:style-name="gr1" draw:text-style-name="P1" draw:layer="layout" svg:x1="13cm" svg:y1="11cm" svg:x2="6cm" svg:y2="11cm">
          <text:p/>
        </draw:line>
        <draw:measure draw:style-name="gr2" draw:text-style-name="P1" draw:layer="measurelines" svg:x1="6cm" svg:y1="4cm" svg:x2="16cm" svg:y2="4cm">
          <text:p text:style-name="P2"><text:measure text:kind="gap"/><text:measure text:kind="value">10</text:measure></text:p>
        </draw:measure>
        <draw:measure draw:style-name="gr2" draw:text-style-name="P1" draw:layer="measurelines" svg:x1="6cm" svg:y1="11cm" svg:x2="6.1cm" svg:y2="4cm">
          <text:p text:style-name="P2"><text:measure text:kind="gap"/><text:measure text:kind="value">7</text:measure></text:p>
        </draw:measure>
        <draw:measure draw:style-name="gr2" draw:text-style-name="P1" draw:layer="measurelines" svg:x1="16cm" svg:y1="4cm" svg:x2="16cm" svg:y2="8cm">
          <text:p text:style-name="P2"><text:measure text:kind="gap"/><text:measure text:kind="value">4</text:measure></text:p>
        </draw:measure>
        <draw:measure draw:style-name="gr2" draw:text-style-name="P1" draw:layer="measurelines" svg:x1="13cm" svg:y1="8cm" svg:x2="16cm" svg:y2="8cm">
          <text:p text:style-name="P2"><text:measure text:kind="gap"/><text:measure text:kind="value">3</text:measure></text:p>
        </draw:measure>
        <draw:measure draw:style-name="gr2" draw:text-style-name="P1" draw:layer="measurelines" svg:x1="13cm" svg:y1="11cm" svg:x2="13cm" svg:y2="8cm">
          <text:p text:style-name="P2"><text:measure text:kind="gap"/><text:measure text:kind="value">3</text:measure></text:p>
        </draw:measure>
        <draw:measure draw:style-name="gr2" draw:text-style-name="P1" draw:layer="measurelines" svg:x1="13cm" svg:y1="11cm" svg:x2="6cm" svg:y2="11cm">
          <text:p text:style-name="P2"><text:measure text:kind="gap"/><text:measure text:kind="value">7</text:measure></text:p>
        </draw:measure>
        <draw:line draw:style-name="gr3" draw:text-style-name="P1" draw:layer="layout" svg:x1="11cm" svg:y1="9.1cm" svg:x2="11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7T21:17:51.169000000</meta:creation-date>
    <dc:date>2014-04-27T23:07:45.533000000</dc:date>
    <meta:editing-duration>PT1H19M44S</meta:editing-duration>
    <meta:editing-cycles>1</meta:editing-cycles>
    <meta:document-statistic meta:object-count="13"/>
    <meta:generator>LibreOffice/4.2.0.4$Windows_x86 LibreOffice_project/05dceb5d363845f2cf968344d7adab8dcfb2ba71</meta:generator>
  </office:meta>
</office:document-meta>
</file>